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Heading2" style:family="paragraph">
      <style:paragraph-properties fo:break-before="page"/>
    </style:style>
  </office:automatic-styles>
  <office:body>
    <office:text text:use-soft-page-breaks="true">
      <text:h text:style-name="P1" text:outline-level="1">OS Deployment and Multicast</text:h>
      <text:h text:style-name="Heading2" text:outline-level="2">Setup</text:h>
      <text:p text:style-name="Normal">Installed a windows server and a ubuntu on my NUC.</text:p>
      <text:p text:style-name="Normal"/>
      <text:p text:style-name="Normal">Set static IP:</text:p>
      <text:p text:style-name="Normal">Ubuntu<text:s/>Server:<text:s/>172.26.2.129</text:p>
      <text:p text:style-name="Normal">Windows Server: 172.26.2.130</text:p>
      <text:p text:style-name="Normal">Opensuse client: DHCP</text:p>
      <text:p text:style-name="Normal">Windows client: DHCP</text:p>
      <text:p text:style-name="Normal"/>
      <text:h text:style-name="Heading2" text:outline-level="2">Installing MDT and WDS</text:h>
      <text:p text:style-name="Normal">On windows server:</text:p>
      <text:h text:style-name="Heading3" text:outline-level="3">Prerequisites</text:h>
      <text:list text:style-name="LFO1" text:continue-numbering="true">
        <text:list-item>
          <text:p text:style-name="P2">Install Windows ADK</text:p>
        </text:list-item>
        <text:list-item>
          <text:p text:style-name="P3">Install the PE add-on<text:s/>for ADK</text:p>
        </text:list-item>
        <text:list-item>
          <text:p text:style-name="P4">Install the WISM 1903 update</text:p>
        </text:list-item>
      </text:list>
      <text:h text:style-name="Heading3" text:outline-level="3">Install WDS</text:h>
      <text:p text:style-name="Normal">Powershell script to install:</text:p>
      <text:p text:style-name="Normal"/>
      <text:p text:style-name="Normal">Install-WindowsFeature -Name WDS -IncludeManagementTools</text:p>
      <text:p text:style-name="Normal"/>
      <text:h text:style-name="Heading3" text:outline-level="3">Install MDT</text:h>
      <text:p text:style-name="Normal">Can be found on Microsofts official site.</text:p>
      <text:p text:style-name="Normal">Run the MSI to install.</text:p>
      <text:p text:style-name="Normal"/>
      <text:h text:style-name="Heading2" text:outline-level="2">Install FOG</text:h>
      <text:p text:style-name="Normal">On the ubuntu server.</text:p>
      <text:p text:style-name="Normal"/>
      <text:p text:style-name="Normal">Clone the git repository:<text:s/>git clone https://github.com/FOGProject/fogproject.git<text:s/></text:p>
      <text:p text:style-name="Normal">and run the installer: ./installfrog.sh</text:p>
      <text:p text:style-name="Normal"/>
      <text:p text:style-name="Normal">Set the DHCP server as the windows server.</text:p>
      <text:p text:style-name="Normal"/>
      <text:h text:style-name="Heading2" text:outline-level="2">Install DHCP server</text:h>
      <text:p text:style-name="Normal">DHCP server can easily be installed on the windows server through the manage -&gt; roles and features tab.</text:p>
      <text:p text:style-name="Normal"/>
      <text:p text:style-name="Normal">Also set the DHCP scope from 172.26.2.135 to 172.26.2.140</text:p>
      <text:p text:style-name="Normal"/>
      <text:h text:style-name="Heading2" text:outline-level="2"><text:s/>Capture the image with FOG project</text:h>
      <text:p text:style-name="Normal"/>
      <text:p text:style-name="Normal"/>
      <text:h text:style-name="P5" text:outline-level="2"/>
      <text:soft-page-break/>
      <text:h text:style-name="Heading2" text:outline-level="2">References:</text:h>
      <text:p text:style-name="Normal"><text:a xlink:href="https://learn.microsoft.com/en-us/windows/deployment/deploy-windows-mdt/prepare-for-windows-deployment-with-mdt#install-mdt" office:target-frame-name="_top" xlink:show="replace"><text:span text:style-name="Hyperlink">https://learn.microsoft.com/en-us/windows/deployment/deploy-windows-mdt/prepare-for-windows-deployment-with-mdt#install-mdt</text:span></text:a><text:s/></text:p>
      <text:p text:style-name="Normal"/>
      <text:p text:style-name="Normal"><text:a xlink:href="https://jgoedbloed-docstest.readthedocs.io/en/latest/installation/" office:target-frame-name="_top" xlink:show="replace"><text:span text:style-name="Hyperlink">https://jgoedbloed-docstest.readthedocs.io/en/latest/installation/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ieter herremans</meta:initial-creator>
    <dc:creator>Pieter Herremans</dc:creator>
    <meta:creation-date>2023-09-29T07:02:00Z</meta:creation-date>
    <dc:date>2023-09-29T10:33:00Z</dc:date>
    <meta:template xlink:href="Normal.dotm" xlink:type="simple"/>
    <meta:editing-cycles>9</meta:editing-cycles>
    <meta:editing-duration>PT13020S</meta:editing-duration>
    <meta:document-statistic meta:page-count="2" meta:paragraph-count="2" meta:word-count="204" meta:character-count="1366" meta:row-count="9" meta:non-whitespace-character-count="1164"/>
  </office:meta>
</office:document-meta>
</file>